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anx:BungeniSectionID="68kr23dMTTeyv6FmeL7+pQ"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46433684">
          <text:deletion>
            <office:change-info>
              <dc:creator>Abo Iringo</dc:creator>
              <dc:date>2010-06-18T16:21:00</dc:date>
            </office:change-info>
            <text:p text:style-name="Standard"/>
            <text:p text:style-name="subheading_5f_papers"/>
          </text:deletion>
        </text:changed-region>
        <text:changed-region text:id="ct-1446433124">
          <text:insertion>
            <office:change-info>
              <dc:creator>Abo Iringo</dc:creator>
              <dc:date>2010-06-18T16:21:00</dc:date>
            </office:change-info>
          </text:insertion>
        </text:changed-region>
        <text:changed-region text:id="ct-1446623664">
          <text:deletion>
            <office:change-info>
              <dc:creator>Abo Iringo</dc:creator>
              <dc:date>2010-06-18T16:27:00</dc:date>
            </office:change-info>
            <text:p text:style-name="Standard">degazette</text:p>
          </text:deletion>
        </text:changed-region>
        <text:changed-region text:id="ct-1446623328">
          <text:insertion>
            <office:change-info>
              <dc:creator>Abo Iringo</dc:creator>
              <dc:date>2010-06-18T16:27:00</dc:date>
            </office:change-info>
          </text:insertion>
        </text:changed-region>
        <text:changed-region text:id="ct-1446623216">
          <text:deletion>
            <office:change-info>
              <dc:creator>Abo Iringo</dc:creator>
              <dc:date>2010-06-18T16:27:00</dc:date>
            </office:change-info>
            <text:p text:style-name="Standard">releazing</text:p>
          </text:deletion>
        </text:changed-region>
        <text:changed-region text:id="ct-1446623104">
          <text:insertion>
            <office:change-info>
              <dc:creator>Abo Iringo</dc:creator>
              <dc:date>2010-06-18T16:27:00</dc:date>
            </office:change-info>
          </text:insertion>
        </text:changed-region>
        <text:changed-region text:id="ct-1446622320">
          <text:deletion>
            <office:change-info>
              <dc:creator>Abo Iringo</dc:creator>
              <dc:date>2010-06-18T16:21:00</dc:date>
            </office:change-info>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deletion>
        </text:changed-region>
        <text:changed-region text:id="ct-1446622432">
          <text:insertion>
            <office:change-info>
              <dc:creator>Abo Iringo</dc:creator>
              <dc:date>2010-06-18T16: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preface">
          <text:p text:style-name="heading_5f_preface">NATIONAL ASSEMBLY <text:s text:c="3"/></text:p>
          <text:p text:style-name="Standard"/>
          <text:p text:style-name="subheading_5f_preface"><text:tab/>OFFICIAL REPORT </text:p>
          <text:p text:style-name="Standard"/>
          <text:section text:style-name="Sect3" text:name="comment3">
            <text:p text:style-name="observation">[Mr Speaker in the Chair] </text:p>
            <text:p text:style-name="observation"/>
          </text:section>
        </text:section>
        <text:section text:style-name="Sect4" text:name="comment2">
          <text:p text:style-name="observation">PRAYERS </text:p>
          <text:p text:style-name="observation"/>
        </text:section>
        <text:section text:style-name="Sect5" text:name="papers1">
          <text:p text:style-name="heading_5f_papers">PAPERS LAID </text:p>
          <text:p text:style-name="subheading_5f_papers"><text:change text:change-id="ct-1446433684"/>The following Papers were laid on the Table: </text:p>
          <text:p text:style-name="Standard"/>
          <text:section text:style-name="Sect6" text:name="tbldocs1">
            <text:list xml:id="list2138491317"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style-name="Sect12" text:name="porder1">
          <text:p text:style-name="heading_5f_pointoforder">POINT OF ORDER </text:p>
          <text:p text:style-name="heading_5f_pointoforder"><text:tab/>Banning of Matatus from Accessing <text:tab/>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change-start text:change-id="ct-1446433124"/>for the day<text:change-end text:change-id="ct-1446433124"/>! </text:p>
        </text:section>
        <text:p text:style-name="Standard"/>
        <text:section text:style-name="Sect16" text:name="noticesmotion1">
          <text:p text:style-name="heading_5f_noticesofmotion">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text:change text:change-id="ct-1446623664"/><text:change-start text:change-id="ct-1446623328"/>de-gazette<text:change-end text:change-id="ct-1446623328"/> those reserves that are <text:soft-page-break/>non-viable with a view to <text:change text:change-id="ct-1446623216"/><text:change-start text:change-id="ct-1446623104"/>releasing<text:change-end text:change-id="ct-1446623104"/>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text:change text:change-id="ct-1446622320"/></text:p>
              <text:p text:style-name="Standard"/>
              <text:p text:style-name="Standard">With these few remarks, Mr. Speaker, Sir, I would like to commend this Procedural Motion to the hon. Members and I beg to move<text:change-start text:change-id="ct-1446622432"/> forward on this matter<text:change-end text:change-id="ct-1446622432"/>. </text:p>
            </text:section>
            <text:section text:style-name="Sect22"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0H54M12S</meta:editing-duration>
    <meta:editing-cycles>26</meta:editing-cycles>
    <meta:generator>OpenOffice.org/3.1$Linux OpenOffice.org_project/310m19$Build-9420</meta:generator>
    <meta:initial-creator>Ashok Hariharan</meta:initial-creator>
    <dc:date>2010-06-21T14:43:07</dc:date>
    <dc:creator>Epanisitos Akaranga</dc:creator>
    <meta:document-statistic meta:table-count="0" meta:image-count="0" meta:object-count="0" meta:page-count="4" meta:paragraph-count="50" meta:word-count="1039" meta:character-count="6027"/>
    <meta:user-defined meta:name="BungeniCountryCode">ke</meta:user-defined>
    <meta:user-defined meta:name="BungeniDocAuthor">Abo Iring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